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c0e088" style:family="table" style:master-page-name="ta-mp-0x8c0e088">
      <style:table-properties table:display="true" style:writing-mode="lr-tb"/>
    </style:style>
    <style:style style:name="ta-0x8c0e1e0" style:family="table" style:master-page-name="ta-mp-0x8c0e1e0">
      <style:table-properties table:display="true" style:writing-mode="lr-tb"/>
    </style:style>
    <style:style style:name="ta-0x8c0e338" style:family="table" style:master-page-name="ta-mp-0x8c0e33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8be4c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5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6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5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4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b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e4b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c0e08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 table:number-columns-repeated="250"/>
        <table:table-row table:style-name="AROW-0">
          <table:table-cell table:style-name="ACE-0x8be4740" office:value-type="string" office:string-value="manufacturer">
            <text:p>manufacturer</text:p>
          </table:table-cell>
          <table:table-cell table:style-name="ACE-0x8be4c80" office:value-type="string" office:string-value="part number">
            <text:p>part number</text:p>
          </table:table-cell>
          <table:table-cell table:style-name="ACE-0x8be4740" office:value-type="string" office:string-value="description">
            <text:p>description</text:p>
          </table:table-cell>
          <table:table-cell table:style-name="ACE-0x8be4740" office:value-type="string" office:string-value="qty">
            <text:p>qty</text:p>
          </table:table-cell>
          <table:table-cell table:style-name="ACE-0x8be4680" office:value-type="string" office:string-value="unit price">
            <text:p>unit price</text:p>
          </table:table-cell>
          <table:table-cell table:style-name="ACE-0x8be4740" office:value-type="string" office:string-value="vendor link">
            <text:p>vendor link</text:p>
          </table:table-cell>
          <table:table-cell table:number-columns-repeated="250" table:style-name="ACE-0x8be4740"/>
        </table:table-row>
        <table:table-row table:style-name="AROW-1">
          <table:table-cell table:style-name="Gnumeric-default" office:value-type="string" office:string-value="Analog Devices Inc">
            <text:p>Analog Devices Inc</text:p>
          </table:table-cell>
          <table:table-cell table:style-name="ACE-0x8be45c0" office:value-type="string" office:string-value="ADM660ARZ">
            <text:p>ADM660ARZ</text:p>
          </table:table-cell>
          <table:table-cell table:style-name="Gnumeric-default" office:value-type="string" office:string-value="switched-capacitor voltage converter">
            <text:p>switched-capacitor voltage converter</text:p>
          </table:table-cell>
          <table:table-cell table:style-name="Gnumeric-default" office:value-type="float" office:value="1">
            <text:p>1</text:p>
          </table:table-cell>
          <table:table-cell table:style-name="ACE-0x8be4500" office:value-type="float" office:value="4.59">
            <text:p>4.59</text:p>
          </table:table-cell>
          <table:table-cell table:style-name="Gnumeric-default" office:value-type="string" office:string-value="http://www.digikey.com/product-detail/en/ADM660ARZ/ADM660ARZ-ND/820185">
            <text:p>http://www.digikey.com/product-detail/en/ADM660ARZ/ADM660ARZ-ND/820185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8be45c0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16">
            <text:p>16</text:p>
          </table:table-cell>
          <table:table-cell table:style-name="ACE-0x8be4500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amsung Electro-Mechanics America, Inc">
            <text:p>Samsung Electro-Mechanics America, Inc</text:p>
          </table:table-cell>
          <table:table-cell table:style-name="ACE-0x8be45c0" office:value-type="string" office:string-value="CL21A106KAYNNNE">
            <text:p>CL21A106KAYNNNE</text:p>
          </table:table-cell>
          <table:table-cell table:style-name="Gnumeric-default" office:value-type="string" office:string-value="10uF ceramic capacitor">
            <text:p>10uF ceramic capacitor</text:p>
          </table:table-cell>
          <table:table-cell table:style-name="Gnumeric-default" office:value-type="float" office:value="2">
            <text:p>2</text:p>
          </table:table-cell>
          <table:table-cell table:style-name="ACE-0x8be4500" office:value-type="float" office:value="0.25">
            <text:p>0.25</text:p>
          </table:table-cell>
          <table:table-cell table:style-name="Gnumeric-default" office:value-type="string" office:string-value="http://www.digikey.com/product-detail/en/CL21A106KAYNNNE/1276-2891-1-ND/3890977">
            <text:p>http://www.digikey.com/product-detail/en/CL21A106KAYNNNE/1276-2891-1-ND/3890977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Stewart Connector">
            <text:p>Stewart Connector</text:p>
          </table:table-cell>
          <table:table-cell table:style-name="ACE-0x8be45c0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8be4500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TE Connectivity">
            <text:p>TE Connectivity</text:p>
          </table:table-cell>
          <table:table-cell table:style-name="ACE-0x8be45c0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8be4500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Assmann WSW Components">
            <text:p>Assmann WSW Components</text:p>
          </table:table-cell>
          <table:table-cell table:style-name="ACE-0x8be45c0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8be4500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8be45c0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8be4500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TE Connectivity">
            <text:p>TE Connectivity</text:p>
          </table:table-cell>
          <table:table-cell table:style-name="ACE-0x8be45c0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8be4500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2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38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69">
          <table:table-cell table:style-name="Gnumeric-default"/>
          <table:table-cell table:style-name="ACE-0x8be45c0"/>
          <table:table-cell table:number-columns-repeated="2" table:style-name="Gnumeric-default"/>
          <table:table-cell table:style-name="ACE-0x8be450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9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8c0e1e0" table:print="true">
        <office:forms form:automatic-focus="false" form:apply-design-mode="false">
          <form:form/>
        </office:forms>
        <table:table-column table:default-cell-style-name="ACE-0x8be4b00" table:style-name="ACOL-0"/>
        <table:table-column table:default-cell-style-name="ACE-0x8be4b00" table:style-name="ACOL-0" table:number-columns-repeated="255"/>
        <table:table-row table:style-name="AROW-4">
          <table:table-cell table:number-columns-repeated="256" table:style-name="ACE-0x8be4b00"/>
        </table:table-row>
        <table:table-row table:style-name="AROW-4">
          <table:table-cell table:number-columns-repeated="256" table:style-name="ACE-0x8be4b00"/>
        </table:table-row>
        <table:table-row table:style-name="AROW-4" table:number-rows-repeated="65534">
          <table:table-cell table:number-columns-repeated="256" table:style-name="ACE-0x8be4b0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c0e338" table:print="true">
        <office:forms form:automatic-focus="false" form:apply-design-mode="false">
          <form:form/>
        </office:forms>
        <table:table-column table:default-cell-style-name="ACE-0x8be4bc0" table:style-name="ACOL-0"/>
        <table:table-column table:default-cell-style-name="ACE-0x8be4bc0" table:style-name="ACOL-0" table:number-columns-repeated="255"/>
        <table:table-row table:style-name="AROW-4">
          <table:table-cell table:number-columns-repeated="256" table:style-name="ACE-0x8be4bc0"/>
        </table:table-row>
        <table:table-row table:style-name="AROW-4">
          <table:table-cell table:number-columns-repeated="256" table:style-name="ACE-0x8be4bc0"/>
        </table:table-row>
        <table:table-row table:style-name="AROW-4" table:number-rows-repeated="65534">
          <table:table-cell table:number-columns-repeated="256" table:style-name="ACE-0x8be4bc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8bca0c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8c12c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b042c4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8c0e088" style:display-name="Sheet1" style:page-layout-name="pl-0x8bca0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c0e1e0" style:display-name="Sheet2" style:page-layout-name="pl-0x8c12c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c0e338" style:display-name="Sheet3" style:page-layout-name="pl-0xb042c4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8T06:05:12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